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“proglet” game</text:h>
      <text:p text:style-name="Standard"/>
      <text:p text:style-name="Standard">Cette proglet permet de créer des petits jeux vidéo facilement pour s'initier à la programmation.</text:p>
      <text:p text:style-name="Standard">Elle met à disposition deux fonctionnalités principales : </text:p>
      <text:list xml:id="list1775929824" text:style-name="L1">
        <text:list-item>
          <text:p text:style-name="P1">La gestion intelligente des évènements</text:p>
        </text:list-item>
        <text:list-item>
          <text:p text:style-name="P1">La gestion du dessin d'images (“sprites”)</text:p>
        </text:list-item>
        <text:list-item>
          <text:p text:style-name="P1">La gestion des collections (type – field – foreach)</text:p>
        </text:list-item>
      </text:list>
      <text:p text:style-name="Standard"/>
      <text:p text:style-name="Standard"/>
      <text:h text:style-name="Heading_20_2" text:outline-level="2">Gestion intelligente des évènements</text:h>
      <text:p text:style-name="Standard">La proglet permet de définir une fonction à exécuter lorsqu'un évènement se produit. Par exemple, on pourrait appeler la fonction tirer lorsque le joueur clique. Pour cela, on utilisera la syntaxe : </text:p>
      <text:p text:style-name="Standard">onClick(“tirer”);</text:p>
      <text:p text:style-name="Standard"/>
      <text:p text:style-name="Standard">La fonction reçoit de l'évènement un groupe de variables contenant la position du clic, le bouton pressé etc. Pour récupérer cet objet, on définit la fonction tirer de la manière suivante : </text:p>
      <text:p text:style-name="Standard">void tirer(MouseState s) {</text:p>
      <text:p text:style-name="Standard"><text:tab/>println(“x=”+s.x+” y=”+s.y);</text:p>
      <text:p text:style-name="Standard">}</text:p>
      <text:p text:style-name="Standard"/>
      <text:p text:style-name="Standard">Les évènements disponibles sont : </text:p>
      <text:list xml:id="list790556907" text:style-name="L2">
        <text:list-item>
          <text:p text:style-name="P2">onClick : Called whenever the user clicks within the game area</text:p>
        </text:list-item>
        <text:list-item>
          <text:p text:style-name="P2">onMouseEntered : Called whenever the mouse moves into the game area</text:p>
        </text:list-item>
        <text:list-item>
          <text:p text:style-name="P2">onMouseExited : Called whenever the mouse moves out of the game area</text:p>
        </text:list-item>
        <text:list-item>
          <text:p text:style-name="P2">onMousePressed : Called whenever a mouse button is pressed</text:p>
        </text:list-item>
        <text:list-item>
          <text:p text:style-name="P2">onMouseReleased : Called whenever a mouse button is released</text:p>
        </text:list-item>
        <text:list-item>
          <text:p text:style-name="P2">onMouseDown : Called once per frame if a mouse button is down (one signal will be sent per button)</text:p>
        </text:list-item>
        <text:list-item>
          <text:p text:style-name="P2">onMouseUp : Appellé une fois par frame si un bouton de la souris n'est pas enfoncé (un signal est envoyé pour chaque bouton non enfoncé)</text:p>
        </text:list-item>
        <text:list-item>
          <text:p text:style-name="P2">onMouseMove : Appellé à chaque fois que la souris bouge</text:p>
        </text:list-item>
        <text:list-item>
          <text:p text:style-name="P2">onMouseDragged : Appellé à chaque fois que la souris bouge avec un clic enfoncé</text:p>
        </text:list-item>
        <text:list-item>
          <text:p text:style-name="P2">onKeyDown : Appellé une fois par frame si une touche du clavier est enfoncée (un signal est envoyé par touche enfoncée)</text:p>
        </text:list-item>
        <text:list-item>
          <text:p text:style-name="P2">onKeyUp : Appellé une fois par frame si une touche du clavier n'est pas enfoncée (un signal est envoyé pour chaque touche non enfoncée)</text:p>
        </text:list-item>
        <text:list-item>
          <text:p text:style-name="P2">onKeyPressed : Appellé lorsqu'une touche est pressée</text:p>
        </text:list-item>
        <text:list-item>
          <text:p text:style-name="P2">onKeyReleased : Appellé lorsqu'une touche est relâchée</text:p>
        </text:list-item>
        <text:list-item>
          <text:p text:style-name="P2">onKeyHit : Appellé lorsqu'une touche est pressée puis relâchée</text:p>
        </text:list-item>
        <text:list-item>
          <text:p text:style-name="P2">onFrame : Appellé à chaque fra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6:37:58</meta:creation-date>
    <dc:date>2011-07-05T09:14:14</dc:date>
    <meta:editing-duration>PT42M24S</meta:editing-duration>
    <meta:editing-cycles>4</meta:editing-cycles>
    <meta:generator>OpenOffice.org/3.3$Unix OpenOffice.org_project/330m20$Build-9567</meta:generator>
    <meta:document-statistic meta:table-count="0" meta:image-count="0" meta:object-count="0" meta:page-count="1" meta:paragraph-count="29" meta:word-count="340" meta:character-count="1988"/>
  </office:meta>
</office:document-meta>
</file>